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5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00]-[.B100]" office:value-type="time" office:time-value="PT01H15M00S" calcext:value-type="time">
            <text:p>01:15:00</text:p>
          </table:table-cell>
          <table:table-cell table:formula="of:=[.E100]*24" office:value-type="float" office:value="1.25" calcext:value-type="float">
            <text:p>1.25</text:p>
          </table:table-cell>
          <table:table-cell/>
          <table:table-cell table:formula="of:=[.H99]+[.F100]"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5" calcext:value-type="float">
            <text:p>-3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.5" calcext:value-type="float">
            <text:p>-3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9.5" calcext:value-type="float">
            <text:p>-3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9.5" calcext:value-type="float">
            <text:p>-3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9.5" calcext:value-type="float">
            <text:p>-3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9.5" calcext:value-type="float">
            <text:p>-3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10.5" calcext:value-type="float">
            <text:p>10.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9.5" calcext:value-type="float">
            <text:p>-39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2:23:36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07T14:12:13.869000000</dc:date>
    <meta:editing-duration>P26DT1H28M2S</meta:editing-duration>
    <meta:editing-cycles>288</meta:editing-cycles>
    <meta:generator>LibreOffice/24.8.5.2$Windows_X86_64 LibreOffice_project/fddf2685c70b461e7832239a0162a77216259f22</meta:generator>
    <meta:document-statistic meta:table-count="1" meta:cell-count="762" meta:object-count="0"/>
  </office:meta>
</office:document-meta>
</file>